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Pictures/10000201000002000000020016C81B1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66cc" draw:marker-start-width="0.65cm" draw:marker-end="Arrow" draw:marker-end-width="0.6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-dash="Dash_20_10" svg:stroke-width="0.08cm" svg:stroke-color="#0066cc" draw:marker-start="" draw:marker-start-width="0.32cm" draw:marker-start-center="false" draw:marker-end="" draw:marker-end-width="0.32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10" svg:stroke-width="0.08cm" svg:stroke-color="#000000" draw:marker-start="" draw:marker-start-width="0.32cm" draw:marker-start-center="false" draw:marker-end="" draw:marker-end-width="0.3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323cm" fo:min-width="3.55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withoutfill">
      <style:graphic-properties svg:stroke-width="0.1cm" svg:stroke-color="#0066cc" draw:marker-start="Arrow" draw:marker-start-width="0.65cm" draw:marker-end="Arrow" draw:marker-end-width="0.65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-dash="Dash_20_10" svg:stroke-width="0.08cm" svg:stroke-color="#0066cc" draw:marker-start="" draw:marker-start-width="0.32cm" draw:marker-start-center="false" draw:marker-end="" draw:marker-end-width="0.32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10" svg:stroke-width="0.08cm" svg:stroke-color="#000000" draw:marker-start="" draw:marker-start-width="0.32cm" draw:marker-start-center="false" draw:marker-end="" draw:marker-end-width="0.3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361cm" fo:min-width="4.1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0cm" fo:min-width="6.584cm" draw:shadow-opacity="70%"/>
    </style:style>
    <style:style style:name="gr9" style:family="graphic" style:parent-style-name="objectwithoutfill" style:list-style-name="L1">
      <style:graphic-properties draw:stroke="solid" draw:stroke-dash="Dash_20_10" svg:stroke-width="0.12cm" svg:stroke-color="#ff0000" draw:marker-start="" draw:marker-start-width="0.435cm" draw:marker-start-center="false" draw:marker-end="" draw:marker-end-width="0.43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85cm" fo:padding-bottom="0.185cm" fo:padding-left="0.31cm" fo:padding-right="0.3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10" svg:stroke-width="0.12cm" svg:stroke-color="#ff0000" draw:marker-start="" draw:marker-start-width="0.435cm" draw:marker-start-center="false" draw:marker-end="" draw:marker-end-width="0.43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85cm" fo:padding-bottom="0.185cm" fo:padding-left="0.31cm" fo:padding-right="0.3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objectwithoutfill">
      <style:graphic-properties svg:stroke-width="0.15cm" svg:stroke-color="#ff0000" draw:marker-start-width="0.435cm" draw:marker-end-width="0.435cm" draw:fill="none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2.95cm" fo:min-width="6.584cm" draw:shadow-opacity="70%"/>
    </style:style>
    <style:style style:name="gr13" style:family="graphic" style:parent-style-name="standard" style:list-style-name="L1">
      <style:graphic-properties draw:stroke-dash="Dash_20_10" svg:stroke-width="0.08cm" svg:stroke-color="#0066cc" draw:marker-start="" draw:marker-start-width="0.32cm" draw:marker-start-center="false" draw:marker-end="" draw:marker-end-width="0.32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10" svg:stroke-width="0.08cm" svg:stroke-color="#000000" draw:marker-start="" draw:marker-start-width="0.32cm" draw:marker-start-center="false" draw:marker-end="" draw:marker-end-width="0.3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323cm" fo:min-width="3.55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-dash="Dash_20_10" svg:stroke-width="0.08cm" svg:stroke-color="#0066cc" draw:marker-start="" draw:marker-start-width="0.32cm" draw:marker-start-center="false" draw:marker-end="" draw:marker-end-width="0.32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_20_10" svg:stroke-width="0.08cm" svg:stroke-color="#000000" draw:marker-start="" draw:marker-start-width="0.32cm" draw:marker-start-center="false" draw:marker-end="" draw:marker-end-width="0.32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232cm" fo:min-width="3.716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66cc" style:text-outline="false" style:text-line-through-style="none" style:text-position="0% 100%" fo:font-family="Ubuntu" style:font-style-name="Běžné" style:font-pitch="variable" fo:font-size="4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size="40pt" style:font-size-asian="40pt" style:font-size-complex="40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40pt" style:font-size-asian="40pt" style:font-size-complex="40pt"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66cc" style:text-outline="false" style:text-line-through-style="none" style:text-position="0% 100%" fo:font-family="Ubuntu" style:font-style-name="Běžné" style:font-pitch="variable" fo:font-size="4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40pt" style:language-asian="zh" style:country-asian="CN" style:font-style-asian="normal" style:font-weight-asian="normal" style:font-family-complex="'Lohit Hindi'" style:font-family-generic-complex="system" style:font-pitch-complex="variable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text-properties fo:color="#0066cc" fo:font-family="Ubuntu" style:font-style-name="Běžné" style:font-pitch="variable" fo:font-size="48pt" style:font-size-asian="18pt" style:font-size-complex="18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color="#0066cc" fo:font-family="Ubuntu" style:font-style-name="Běžné" style:font-pitch="variable" fo:font-size="40pt" style:font-size-asian="40pt" style:font-size-complex="40pt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style:paragraph-properties fo:text-align="center"/>
      <style:text-properties fo:color="#0066cc" fo:font-family="Ubuntu" style:font-style-name="Běžné" style:font-pitch="variable"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66cc" style:text-outline="false" style:text-line-through-style="none" style:text-position="0% 100%" fo:font-family="Ubuntu" style:font-style-name="Běžné" style:font-pitch="variable" fo:font-size="4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size="28pt" style:font-size-asian="28pt" style:font-size-complex="28pt" fo:hyphenate="false"/>
    </style:style>
    <style:style style:name="P1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66cc" style:text-outline="false" style:text-line-through-style="none" style:text-position="0% 100%" fo:font-family="Ubuntu" style:font-style-name="Běžné" style:font-pitch="variable" fo:font-size="2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66cc" style:text-outline="false" style:text-line-through-style="none" style:text-position="0% 100%" fo:font-family="Ubuntu" style:font-style-name="Běžné" style:font-pitch="variable" fo:font-size="4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40pt" style:language-asian="zh" style:country-asian="CN" style:font-style-asian="normal" style:font-weight-asian="normal" style:font-family-complex="'Lohit Hindi'" style:font-family-generic-complex="system" style:font-pitch-complex="variable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66cc" fo:font-family="Ubuntu" style:font-style-name="Běžné" style:font-pitch="variable" fo:font-size="40pt" style:font-size-asian="40pt" style:font-size-complex="40pt"/>
    </style:style>
    <style:style style:name="T3" style:family="text">
      <style:text-properties fo:color="#0066cc" fo:font-family="Ubuntu" style:font-style-name="Běžné" style:font-pitch="variable"/>
    </style:style>
    <style:style style:name="T4" style:family="text">
      <style:text-properties fo:color="#0066cc" style:text-outline="false" style:text-line-through-style="none" style:text-position="0% 100%" fo:font-family="Ubuntu" style:font-style-name="Běžné" style:font-pitch="variable" fo:font-size="2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line draw:style-name="gr1" draw:text-style-name="P1" draw:layer="layout" svg:x1="19.509cm" svg:y1="2.866cm" svg:x2="18.409cm" svg:y2="8.766cm">
            <text:p/>
          </draw:line>
          <draw:line draw:style-name="gr1" draw:text-style-name="P1" draw:layer="layout" svg:x1="20.8cm" svg:y1="2.766cm" svg:x2="22.7cm" svg:y2="7.166cm">
            <text:p/>
          </draw:line>
        </draw:g>
        <draw:g>
          <draw:line draw:style-name="gr1" draw:text-style-name="P1" draw:layer="layout" svg:x1="19cm" svg:y1="2.8cm" svg:x2="17.9cm" svg:y2="8.7cm">
            <text:p/>
          </draw:line>
          <draw:line draw:style-name="gr1" draw:text-style-name="P1" draw:layer="layout" svg:x1="21.3cm" svg:y1="2.7cm" svg:x2="23.2cm" svg:y2="7.1cm">
            <text:p/>
          </draw:line>
        </draw:g>
        <draw:g>
          <draw:line draw:style-name="gr1" draw:text-style-name="P1" draw:layer="layout" svg:x1="35.9cm" svg:y1="-0.75cm" svg:x2="27cm" svg:y2="3.95cm">
            <text:p/>
          </draw:line>
          <draw:line draw:style-name="gr1" draw:text-style-name="P1" draw:layer="layout" svg:x1="35.9cm" svg:y1="-0.1cm" svg:x2="27cm" svg:y2="4.6cm">
            <text:p/>
          </draw:line>
          <draw:line draw:style-name="gr1" draw:text-style-name="P1" draw:layer="layout" svg:x1="37.9cm" svg:y1="-0.5cm" svg:x2="27cm" svg:y2="5.25cm">
            <text:p/>
          </draw:line>
          <draw:line draw:style-name="gr1" draw:text-style-name="P1" draw:layer="layout" svg:x1="39.5cm" svg:y1="-0.8cm" svg:x2="27cm" svg:y2="5.85cm">
            <text:p/>
          </draw:line>
          <draw:line draw:style-name="gr1" draw:text-style-name="P1" draw:layer="layout" svg:x1="39.9cm" svg:y1="-0.3cm" svg:x2="27cm" svg:y2="6.45cm">
            <text:p/>
          </draw:line>
        </draw:g>
        <draw:g>
          <draw:line draw:style-name="gr1" draw:text-style-name="P1" draw:layer="layout" svg:x1="9.3cm" svg:y1="10.1cm" svg:x2="21.6cm" svg:y2="10.1cm">
            <text:p/>
          </draw:line>
          <draw:line draw:style-name="gr1" draw:text-style-name="P1" draw:layer="layout" svg:x1="9.3cm" svg:y1="11cm" svg:x2="15.867cm" svg:y2="11cm">
            <text:p/>
          </draw:line>
        </draw:g>
        <draw:line draw:style-name="gr1" draw:text-style-name="P1" draw:layer="layout" svg:x1="18cm" svg:y1="2.6cm" svg:x2="9.1cm" svg:y2="7.3cm">
          <text:p/>
        </draw:line>
        <draw:frame draw:style-name="gr2" draw:text-style-name="P1" draw:layer="layout" svg:width="5.8cm" svg:height="5.8cm" svg:x="4.1cm" svg:y="6.8cm">
          <draw:image xlink:href="Pictures/10000201000002000000020016C81B13.png" xlink:type="simple" xlink:show="embed" xlink:actuate="onLoad">
            <text:p/>
          </draw:image>
        </draw:frame>
        <draw:g>
          <draw:custom-shape draw:style-name="gr3" draw:text-style-name="P2" draw:layer="layout" svg:width="5.5cm" svg:height="2.148cm" svg:x="0.2cm" svg:y="0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4.718cm" svg:height="1.83cm" svg:x="0.557cm" svg:y="0.372cm">
            <draw:text-box>
              <text:p text:style-name="P3"><text:span text:style-name="T1">ArcGIS</text:span></text:p>
            </draw:text-box>
          </draw:frame>
        </draw:g>
        <draw:line draw:style-name="gr5" draw:text-style-name="P1" draw:layer="layout" svg:x1="9.1cm" svg:y1="2.4cm" svg:x2="7.8cm" svg:y2="7.1cm">
          <text:p/>
        </draw:line>
        <draw:g>
          <draw:frame draw:style-name="gr2" draw:text-style-name="P1" draw:layer="layout" svg:width="4.5cm" svg:height="4.5cm" svg:x="15.6cm" svg:y="8.5cm">
            <draw:image xlink:href="Pictures/10000201000002000000020016C81B13.png" xlink:type="simple" xlink:show="embed" xlink:actuate="onLoad">
              <text:p/>
            </draw:image>
          </draw:frame>
          <draw:frame draw:style-name="gr2" draw:text-style-name="P1" draw:layer="layout" svg:width="4.5cm" svg:height="4.5cm" svg:x="21.2cm" svg:y="6.9cm">
            <draw:image xlink:href="Pictures/10000201000002000000020016C81B13.png" xlink:type="simple" xlink:show="embed" xlink:actuate="onLoad">
              <text:p/>
            </draw:image>
          </draw:frame>
        </draw:g>
        <draw:g>
          <draw:custom-shape draw:style-name="gr6" draw:text-style-name="P2" draw:layer="layout" svg:width="5.49cm" svg:height="3.595cm" svg:x="17.21cm" svg:y="0.26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5.468cm" svg:height="3.611cm" svg:x="17.223cm" svg:y="0.348cm">
            <draw:text-box>
              <text:p text:style-name="P5"><text:span text:style-name="T1">webová</text:span></text:p>
              <text:p text:style-name="P6"><text:span text:style-name="T1">mapa</text:span></text:p>
            </draw:text-box>
          </draw:frame>
        </draw:g>
        <draw:frame draw:style-name="gr8" draw:text-style-name="P8" draw:layer="layout" svg:width="3.7cm" svg:height="1.83cm" svg:x="17.2cm" svg:y="14.3cm">
          <draw:text-box>
            <text:p><text:span text:style-name="T2">čtení</text:span></text:p>
          </draw:text-box>
        </draw:frame>
        <draw:frame draw:style-name="gr8" draw:text-style-name="P10" draw:layer="layout" svg:width="5cm" svg:height="1.83cm" svg:x="-5.7cm" svg:y="2.57cm">
          <draw:text-box>
            <text:p text:style-name="P9"><text:span text:style-name="T3">master</text:span></text:p>
          </draw:text-box>
        </draw:frame>
        <draw:frame draw:style-name="gr8" draw:text-style-name="P8" draw:layer="layout" svg:width="4.394cm" svg:height="1.83cm" svg:x="-5.4cm" svg:y="4.4cm">
          <draw:text-box>
            <text:p><text:span text:style-name="T2">slaves</text:span></text:p>
          </draw:text-box>
        </draw:frame>
        <draw:frame draw:style-name="gr8" draw:text-style-name="P8" draw:layer="layout" svg:width="6.4cm" svg:height="1.83cm" svg:x="-6.5cm" svg:y="6.1cm">
          <draw:text-box>
            <text:p><text:span text:style-name="T2">replikace</text:span></text:p>
          </draw:text-box>
        </draw:frame>
        <draw:frame draw:style-name="gr8" draw:text-style-name="P12" draw:layer="layout" svg:width="3.9cm" svg:height="3.409cm" svg:x="13.1cm" svg:y="13.491cm">
          <draw:text-box>
            <text:p text:style-name="P11"><text:span text:style-name="T2">čtení</text:span></text:p>
            <text:p text:style-name="P11"><text:span text:style-name="T2">zápis</text:span></text:p>
          </draw:text-box>
        </draw:frame>
        <draw:g>
          <draw:g>
            <draw:line draw:style-name="gr9" draw:text-style-name="P13" draw:layer="layout" svg:x1="29.563cm" svg:y1="9.835cm" svg:x2="34.241cm" svg:y2="13.8cm">
              <text:p/>
            </draw:line>
            <draw:line draw:style-name="gr10" draw:text-style-name="P13" draw:layer="layout" svg:x1="34.4cm" svg:y1="9.756cm" svg:x2="29.642cm" svg:y2="13.8cm">
              <text:p/>
            </draw:line>
          </draw:g>
          <draw:frame draw:style-name="gr8" draw:text-style-name="P12" draw:layer="layout" svg:width="8.3cm" svg:height="3.409cm" svg:x="16.7cm" svg:y="8.856cm">
            <draw:text-box>
              <text:p text:style-name="P11"><text:span text:style-name="T3">záloha proti výpadku</text:span></text:p>
            </draw:text-box>
          </draw:frame>
        </draw:g>
        <draw:frame draw:style-name="gr8" draw:text-style-name="P12" draw:layer="layout" svg:width="11.095cm" svg:height="1.83cm" svg:x="12.505cm" svg:y="3.97cm">
          <draw:text-box>
            <text:p text:style-name="P11"><text:span text:style-name="T2">rozložení zátěže</text:span></text:p>
          </draw:text-box>
        </draw:frame>
        <draw:g>
          <draw:line draw:style-name="gr11" draw:text-style-name="P1" draw:layer="layout" svg:x1="4.1cm" svg:y1="7.4cm" svg:x2="10cm" svg:y2="12.4cm">
            <text:p/>
          </draw:line>
          <draw:line draw:style-name="gr11" draw:text-style-name="P1" draw:layer="layout" svg:x1="10.2cm" svg:y1="7.3cm" svg:x2="4.2cm" svg:y2="12.4cm">
            <text:p/>
          </draw:line>
        </draw:g>
        <draw:frame draw:style-name="gr12" draw:text-style-name="P10" draw:layer="layout" svg:width="5cm" svg:height="3.409cm" svg:x="4.5cm" svg:y="8.3cm">
          <draw:text-box>
            <text:p text:style-name="P9"><text:span text:style-name="T3">snížení zátěže</text:span></text:p>
          </draw:text-box>
        </draw:frame>
        <draw:custom-shape draw:style-name="gr13" draw:text-style-name="P2" draw:layer="layout" svg:width="5.5cm" svg:height="2.148cm" svg:x="6.16cm" svg:y="0.205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4.054cm" svg:height="1.83cm" svg:x="6.917cm" svg:y="0.377cm">
          <draw:text-box>
            <text:p text:style-name="P14"><text:span text:style-name="T1">QGIS</text:span></text:p>
          </draw:text-box>
        </draw:frame>
        <draw:g>
          <draw:custom-shape draw:style-name="gr15" draw:text-style-name="P2" draw:layer="layout" svg:width="4.378cm" svg:height="1.7cm" svg:x="0.8cm" svg:y="2.341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7" draw:layer="layout" svg:width="4.216cm" svg:height="1.482cm" svg:x="1.084cm" svg:y="2.477cm">
            <draw:text-box>
              <text:p text:style-name="P16"><text:span text:style-name="T4">ArcSDE</text:span></text:p>
            </draw:text-box>
          </draw:frame>
        </draw:g>
        <draw:line draw:style-name="gr5" draw:text-style-name="P1" draw:layer="layout" svg:x1="4.1cm" svg:y1="4.1cm" svg:x2="6.6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94cm" fo:page-height="12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24T18:21:50</meta:creation-date>
    <dc:date>2014-03-25T10:59:27</dc:date>
    <dc:creator>Markét </dc:creator>
    <meta:editing-duration>PT13H58M36S</meta:editing-duration>
    <meta:editing-cycles>5</meta:editing-cycles>
    <meta:generator>LibreOffice/3.5$Linux_x86 LibreOffice_project/350m1$Build-2</meta:generator>
    <meta:document-statistic meta:object-count="48"/>
  </office:meta>
</office:document-meta>
</file>